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>
      <style:text-properties fo:font-weight="bold" style:font-weight-asian="bold" style:font-weight-complex="bold"/>
    </style:style>
    <style:style style:name="T34_4" style:family="text">
      <style:text-properties fo:font-weight="bold" style:font-weight-asian="bold" style:font-weight-complex="bold"/>
    </style:style>
    <style:style style:name="T34_5" style:family="text">
      <style:text-properties fo:font-weight="bold" style:font-weight-asian="bold" style:font-weight-complex="bold"/>
    </style:style>
    <style:style style:name="T34_6" style:family="text"/>
    <style:style style:name="T34_7" style:family="text"/>
    <style:style style:name="T34_8" style:family="text"/>
    <style:style style:name="T34_9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4" style:family="table-column">
      <style:table-column-properties style:column-width="8.255cm"/>
    </style:style>
    <style:style style:name="Column5" style:family="table-column">
      <style:table-column-properties style:column-width="8.255cm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2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"><text:span text:style-name="T2_1">CASOS</text:span><text:span text:style-name="T2_2"><text:s/></text:span><text:span text:style-name="T2_3">DE</text:span><text:span text:style-name="T2_4"><text:s/></text:span><text:span text:style-name="T2_5">USO</text:span><text:span text:style-name="T2_6"><text:s/></text:span><text:span text:style-name="T2_7">PRIORIZADOS</text:span></text:p>
          </table:table-cell>
          <table:table-cell table:style-name="Cell2">
            <text:p text:style-name="P3"><text:span text:style-name="T3_1">TIPOS</text:span><text:span text:style-name="T3_2"><text:s/></text:span><text:span text:style-name="T3_3">DE</text:span><text:span text:style-name="T3_4"><text:s/></text:span><text:span text:style-name="T3_5">COMPLEXIDADE</text:span></text:p>
          </table:table-cell>
          <table:table-cell table:style-name="Cell3">
            <text:p text:style-name="P4"><text:span text:style-name="T4_1">TOTAL</text:span><text:span text:style-name="T4_2"><text:s/></text:span><text:span text:style-name="T4_3">DE</text:span><text:span text:style-name="T4_4"><text:s/></text:span><text:span text:style-name="T4_5">PONTOS</text:span><text:span text:style-name="T4_6"><text:s/></text:span><text:span text:style-name="T4_7">POR</text:span><text:span text:style-name="T4_8"><text:s/></text:span><text:span text:style-name="T4_9">CASO</text:span><text:span text:style-name="T4_10"><text:s/></text:span><text:span text:style-name="T4_11">DE</text:span><text:span text:style-name="T4_12"><text:s/></text:span><text:span text:style-name="T4_13">USO</text:span></text:p>
          </table:table-cell>
        </table:table-row>
        <table:table-row table:style-name="Row2">
          <table:table-cell table:style-name="Cell4">
            <text:p text:style-name="P5"><text:span text:style-name="T5_1">EFETUAR</text:span><text:span text:style-name="T5_2"><text:s/></text:span><text:span text:style-name="T5_3">VENDA</text:span></text:p>
          </table:table-cell>
          <table:table-cell table:style-name="Cell5">
            <text:p text:style-name="P6"><text:span text:style-name="T6_1">ALTA</text:span></text:p>
          </table:table-cell>
          <table:table-cell table:style-name="Cell6">
            <text:p text:style-name="P7"><text:span text:style-name="T7_1">7</text:span></text:p>
          </table:table-cell>
        </table:table-row>
        <table:table-row table:style-name="Row3">
          <table:table-cell table:style-name="Cell7">
            <text:p text:style-name="P8"><text:span text:style-name="T8_1">ATUALIZAR</text:span><text:span text:style-name="T8_2"><text:s/></text:span><text:span text:style-name="T8_3">ESTOQUE</text:span></text:p>
          </table:table-cell>
          <table:table-cell table:style-name="Cell8">
            <text:p text:style-name="P9"><text:span text:style-name="T9_1">MÉDIA</text:span></text:p>
          </table:table-cell>
          <table:table-cell table:style-name="Cell9">
            <text:p text:style-name="P10"><text:span text:style-name="T10_1">4</text:span></text:p>
          </table:table-cell>
        </table:table-row>
        <table:table-row table:style-name="Row4">
          <table:table-cell table:style-name="Cell10">
            <text:p text:style-name="P11"><text:span text:style-name="T11_1">GERENCIAR</text:span><text:span text:style-name="T11_2"><text:s/></text:span><text:span text:style-name="T11_3">GÊNERO</text:span><text:span text:style-name="T11_4"><text:s/></text:span><text:span text:style-name="T11_5">DE</text:span><text:span text:style-name="T11_6"><text:s/></text:span><text:span text:style-name="T11_7">PRODUTOS</text:span></text:p>
          </table:table-cell>
          <table:table-cell table:style-name="Cell11">
            <text:p text:style-name="P12"><text:span text:style-name="T12_1">BAIXA</text:span></text:p>
          </table:table-cell>
          <table:table-cell table:style-name="Cell12">
            <text:p text:style-name="P13"><text:span text:style-name="T13_1">2</text:span></text:p>
          </table:table-cell>
        </table:table-row>
        <table:table-row table:style-name="Row5">
          <table:table-cell table:style-name="Cell13">
            <text:p text:style-name="P14"><text:span text:style-name="T14_1">GERENCIAR</text:span><text:span text:style-name="T14_2"><text:s/></text:span><text:span text:style-name="T14_3">PRODUTOS</text:span></text:p>
          </table:table-cell>
          <table:table-cell table:style-name="Cell14">
            <text:p text:style-name="P15"><text:span text:style-name="T15_1">BAIXA</text:span></text:p>
          </table:table-cell>
          <table:table-cell table:style-name="Cell15">
            <text:p text:style-name="P16"><text:span text:style-name="T16_1">2</text:span></text:p>
          </table:table-cell>
        </table:table-row>
        <table:table-row table:style-name="Row6">
          <table:table-cell table:style-name="Cell16">
            <text:p text:style-name="P17"><text:span text:style-name="T17_1">EMITIR</text:span><text:span text:style-name="T17_2"><text:s/></text:span><text:span text:style-name="T17_3">RELATÓRIO</text:span><text:span text:style-name="T17_4"><text:s/></text:span><text:span text:style-name="T17_5">DE</text:span><text:span text:style-name="T17_6"><text:s/></text:span><text:span text:style-name="T17_7">VENDAS</text:span></text:p>
          </table:table-cell>
          <table:table-cell table:style-name="Cell17">
            <text:p text:style-name="P18"><text:span text:style-name="T18_1">ALTA</text:span></text:p>
          </table:table-cell>
          <table:table-cell table:style-name="Cell18">
            <text:p text:style-name="P19"><text:span text:style-name="T19_1">7</text:span></text:p>
          </table:table-cell>
        </table:table-row>
        <table:table-row table:style-name="Row7">
          <table:table-cell table:style-name="Cell19">
            <text:p text:style-name="P20"><text:span text:style-name="T20_1">EMITIR</text:span><text:span text:style-name="T20_2"><text:s/></text:span><text:span text:style-name="T20_3">RELATÓRIO</text:span><text:span text:style-name="T20_4"><text:s/></text:span><text:span text:style-name="T20_5">DE</text:span><text:span text:style-name="T20_6"><text:s/></text:span><text:span text:style-name="T20_7">ESTOQUE</text:span><text:span text:style-name="T20_8"><text:s/></text:span><text:span text:style-name="T20_9">POR</text:span><text:span text:style-name="T20_10"><text:s/></text:span><text:span text:style-name="T20_11">PRODUTO</text:span></text:p>
          </table:table-cell>
          <table:table-cell table:style-name="Cell20">
            <text:p text:style-name="P21"><text:span text:style-name="T21_1">ALTA</text:span></text:p>
          </table:table-cell>
          <table:table-cell table:style-name="Cell21">
            <text:p text:style-name="P22"><text:span text:style-name="T22_1">7</text:span></text:p>
          </table:table-cell>
        </table:table-row>
        <table:table-row table:style-name="Row8">
          <table:table-cell table:style-name="Cell22">
            <text:p text:style-name="P23"><text:span text:style-name="T23_1">EMITIR</text:span><text:span text:style-name="T23_2"><text:s/></text:span><text:span text:style-name="T23_3">RELATÓRIO</text:span><text:span text:style-name="T23_4"><text:s/></text:span><text:span text:style-name="T23_5">FINANCEIRO</text:span></text:p>
          </table:table-cell>
          <table:table-cell table:style-name="Cell23">
            <text:p text:style-name="P24"><text:span text:style-name="T24_1">ALTA</text:span></text:p>
          </table:table-cell>
          <table:table-cell table:style-name="Cell24">
            <text:p text:style-name="P25"><text:span text:style-name="T25_1">7</text:span></text:p>
          </table:table-cell>
        </table:table-row>
        <table:table-row table:style-name="Row9">
          <table:table-cell table:style-name="Cell25">
            <text:p text:style-name="P26"><text:span text:style-name="T26_1">EMITIR</text:span><text:span text:style-name="T26_2"><text:s/></text:span><text:span text:style-name="T26_3">RELATÓRIO</text:span><text:span text:style-name="T26_4"><text:s/></text:span><text:span text:style-name="T26_5">GRÁFICO</text:span><text:span text:style-name="T26_6"><text:s/></text:span><text:span text:style-name="T26_7">DE</text:span><text:span text:style-name="T26_8"><text:s/></text:span><text:span text:style-name="T26_9">ESTOQUE</text:span><text:span text:style-name="T26_10"><text:s/></text:span><text:span text:style-name="T26_11">TEMPORAL</text:span></text:p>
          </table:table-cell>
          <table:table-cell table:style-name="Cell26">
            <text:p text:style-name="P27"><text:span text:style-name="T27_1">ALTA</text:span></text:p>
          </table:table-cell>
          <table:table-cell table:style-name="Cell27">
            <text:p text:style-name="P28"><text:span text:style-name="T28_1">7</text:span></text:p>
          </table:table-cell>
        </table:table-row>
        <table:table-row table:style-name="Row10">
          <table:table-cell table:style-name="Cell28">
            <text:p text:style-name="P29"/>
          </table:table-cell>
          <table:table-cell table:style-name="Cell29">
            <text:p text:style-name="P30"><text:span text:style-name="T30_1">TOTAL</text:span></text:p>
          </table:table-cell>
          <table:table-cell table:style-name="Cell30">
            <text:p text:style-name="P31"><text:span text:style-name="T31_1">43</text:span></text:p>
          </table:table-cell>
        </table:table-row>
      </table:table>
      <text:p text:style-name="P32"/>
      <text:p text:style-name="P33"/>
      <text:p text:style-name="P34"><text:span text:style-name="T34_1">VELOCIDADE</text:span><text:span text:style-name="T34_2"><text:s/></text:span><text:span text:style-name="T34_3">DA</text:span><text:span text:style-name="T34_4"><text:s/></text:span><text:span text:style-name="T34_5">EQUIPE</text:span><text:span text:style-name="T34_6">:<text:s/>7<text:s/></text:span><text:span text:style-name="T34_7">PONTOS</text:span><text:span text:style-name="T34_8">/</text:span><text:span text:style-name="T34_9">QUINZENAL</text:span></text:p>
      <text:p text:style-name="P35"/>
      <text:p text:style-name="P36"/>
      <table:table table:style-name="Table2">
        <table:table-column table:style-name="Column4"/>
        <table:table-column table:style-name="Column5"/>
        <table:table-row table:style-name="Row11">
          <table:table-cell table:style-name="Cell31">
            <text:p text:style-name="P37"><text:span text:style-name="T37_1">ITERAÇÃO</text:span><text:span text:style-name="T37_2"><text:s/>(</text:span><text:span text:style-name="T37_3">CICLO</text:span><text:span text:style-name="T37_4"><text:s/></text:span><text:span text:style-name="T37_5">DE</text:span><text:span text:style-name="T37_6"><text:s/></text:span><text:span text:style-name="T37_7">DESENVOLVIMENTO</text:span><text:span text:style-name="T37_8">)</text:span></text:p>
          </table:table-cell>
          <table:table-cell table:style-name="Cell32">
            <text:p text:style-name="P38"><text:span text:style-name="T38_1">CASOS</text:span><text:span text:style-name="T38_2"><text:s/></text:span><text:span text:style-name="T38_3">DE</text:span><text:span text:style-name="T38_4"><text:s/></text:span><text:span text:style-name="T38_5">USO</text:span><text:span text:style-name="T38_6"><text:s/></text:span><text:span text:style-name="T38_7">ALOCADOS</text:span></text:p>
          </table:table-cell>
        </table:table-row>
        <table:table-row table:style-name="Row12">
          <table:table-cell table:style-name="Cell33">
            <text:p text:style-name="P39"><text:span text:style-name="T39_1">1</text:span><text:span text:style-name="T39_2">ª</text:span><text:span text:style-name="T39_3"><text:s/>(22/02<text:s/>-<text:s/>08/03)</text:span></text:p>
          </table:table-cell>
          <table:table-cell table:style-name="Cell34">
            <text:p text:style-name="P40"><text:span text:style-name="T40_1">Fase</text:span><text:span text:style-name="T40_2"><text:s/></text:span><text:span text:style-name="T40_3">de</text:span><text:span text:style-name="T40_4"><text:s/></text:span><text:span text:style-name="T40_5">concepção</text:span></text:p>
          </table:table-cell>
        </table:table-row>
        <table:table-row table:style-name="Row13">
          <table:table-cell table:style-name="Cell35">
            <text:p text:style-name="P41"><text:span text:style-name="T41_1">2</text:span><text:span text:style-name="T41_2">ª</text:span><text:span text:style-name="T41_3"><text:s/>(15<text:s/></text:span><text:span text:style-name="T41_4">dias</text:span><text:span text:style-name="T41_5">)</text:span></text:p>
          </table:table-cell>
          <table:table-cell table:style-name="Cell36">
            <text:p text:style-name="P42"><text:span text:style-name="T42_1">EFETUAR</text:span><text:span text:style-name="T42_2"><text:s/></text:span><text:span text:style-name="T42_3">VENDA</text:span></text:p>
          </table:table-cell>
        </table:table-row>
        <table:table-row table:style-name="Row14">
          <table:table-cell table:style-name="Cell37">
            <text:p text:style-name="P43"><text:span text:style-name="T43_1">3</text:span><text:span text:style-name="T43_2">ª</text:span><text:span text:style-name="T43_3"><text:s/>(15<text:s/></text:span><text:span text:style-name="T43_4">dias</text:span><text:span text:style-name="T43_5">)</text:span></text:p>
          </table:table-cell>
          <table:table-cell table:style-name="Cell38">
            <text:p text:style-name="P44"><text:span text:style-name="T44_1">ATUALIZAR</text:span><text:span text:style-name="T44_2"><text:s/></text:span><text:span text:style-name="T44_3">ESTOQUE</text:span></text:p>
            <text:p text:style-name="P45"><text:span text:style-name="T45_1">GERENCIAR</text:span><text:span text:style-name="T45_2"><text:s/></text:span><text:span text:style-name="T45_3">GÊNERO</text:span><text:span text:style-name="T45_4"><text:s/></text:span><text:span text:style-name="T45_5">DE</text:span><text:span text:style-name="T45_6"><text:s/></text:span><text:span text:style-name="T45_7">PRODUTOS</text:span></text:p>
            <text:p text:style-name="P46"><text:span text:style-name="T46_1">GERENCIAR</text:span><text:span text:style-name="T46_2"><text:s/></text:span><text:span text:style-name="T46_3">PRODUTOS</text:span></text:p>
          </table:table-cell>
        </table:table-row>
        <table:table-row table:style-name="Row15">
          <table:table-cell table:style-name="Cell39">
            <text:p text:style-name="P47"/>
          </table:table-cell>
          <table:table-cell table:style-name="Cell40">
            <text:p text:style-name="P48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